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16in" fo:margin-left="-0.0118in" fo:margin-right="0.0208in" table:align="margins"/>
    </style:style>
    <style:style style:name="Table1.A" style:family="table-column">
      <style:table-column-properties style:column-width="2.1063in" style:rel-column-width="19958*"/>
    </style:style>
    <style:style style:name="Table1.B" style:family="table-column">
      <style:table-column-properties style:column-width="0.7979in" style:rel-column-width="7560*"/>
    </style:style>
    <style:style style:name="Table1.C" style:family="table-column">
      <style:table-column-properties style:column-width="4.0118in" style:rel-column-width="3801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042in" fo:margin-left="0in" fo:margin-right="0.0208in" table:align="margins"/>
    </style:style>
    <style:style style:name="Table2.A" style:family="table-column">
      <style:table-column-properties style:column-width="2.1743in" style:rel-column-width="20638*"/>
    </style:style>
    <style:style style:name="Table2.B" style:family="table-column">
      <style:table-column-properties style:column-width="0.4111in" style:rel-column-width="3902*"/>
    </style:style>
    <style:style style:name="Table2.C" style:family="table-column">
      <style:table-column-properties style:column-width="0.7375in" style:rel-column-width="7000*"/>
    </style:style>
    <style:style style:name="Table2.D" style:family="table-column">
      <style:table-column-properties style:column-width="3.5813in" style:rel-column-width="33995*"/>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9993in" style:rel-column-width="9454*"/>
    </style:style>
    <style:style style:name="Table3.B" style:family="table-column">
      <style:table-column-properties style:column-width="1.8424in" style:rel-column-width="17436*"/>
    </style:style>
    <style:style style:name="Table3.C" style:family="table-column">
      <style:table-column-properties style:column-width="1.9771in" style:rel-column-width="18711*"/>
    </style:style>
    <style:style style:name="Table3.D" style:family="table-column">
      <style:table-column-properties style:column-width="2.1063in" style:rel-column-width="19934*"/>
    </style:style>
    <style:style style:name="Table3.1" style:family="table-row">
      <style:table-row-properties style:min-row-height="0.7139in"/>
    </style:style>
    <style:style style:name="Table3.A1" style:family="table-cell">
      <style:table-cell-properties fo:padding="0.0382in" fo:border-left="0.0139in solid #000000" fo:border-right="none" fo:border-top="0.0139in solid #000000" fo:border-bottom="0.0139in solid #000000"/>
    </style:style>
    <style:style style:name="Table3.D1" style:family="table-cell">
      <style:table-cell-properties fo:padding="0.0382in" fo:border="0.0139in solid #000000"/>
    </style:style>
    <style:style style:name="Table3.A2" style:family="table-cell">
      <style:table-cell-properties fo:padding="0.0382in" fo:border-left="0.0139in solid #000000" fo:border-right="none" fo:border-top="none" fo:border-bottom="0.0139in solid #000000"/>
    </style:style>
    <style:style style:name="Table3.D2" style:family="table-cell">
      <style:table-cell-properties fo:padding="0.0382in" fo:border-left="0.0139in solid #000000" fo:border-right="0.0139in solid #000000" fo:border-top="none" fo:border-bottom="0.0139in solid #000000"/>
    </style:style>
    <style:style style:name="P1" style:family="paragraph" style:parent-style-name="Standard">
      <style:text-properties fo:font-size="10pt" style:font-size-asian="8.75pt" style:font-size-complex="10pt"/>
    </style:style>
    <style:style style:name="P2" style:family="paragraph" style:parent-style-name="Standard">
      <style:text-properties fo:font-size="10pt" fo:font-style="italic" style:font-size-asian="8.75pt" style:font-style-asian="italic" style:font-size-complex="10pt" style:font-style-complex="italic"/>
    </style:style>
    <style:style style:name="P3" style:family="paragraph" style:parent-style-name="Standard">
      <style:text-properties fo:font-size="10pt" fo:font-weight="normal" style:font-size-asian="8.75pt" style:font-weight-asian="normal" style:font-size-complex="10pt" style:font-weight-complex="normal"/>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indent="0in" style:auto-text-indent="false">
        <style:tab-stops>
          <style:tab-stop style:position="0in"/>
        </style:tab-stops>
      </style:paragraph-properties>
      <style:text-properties fo:font-size="10pt" fo:font-style="normal" fo:font-weight="normal" style:font-size-asian="8.75pt" style:font-style-asian="normal" style:font-weight-asian="normal" style:font-size-complex="10pt" style:font-style-complex="normal" style:font-weight-complex="normal"/>
    </style:style>
    <style:style style:name="P6" style:family="paragraph" style:parent-style-name="Standard">
      <style:paragraph-properties fo:margin-left="0in" fo:margin-right="0in" fo:text-indent="0.2811in" style:auto-text-indent="false">
        <style:tab-stops>
          <style:tab-stop style:position="0in"/>
        </style:tab-stops>
      </style:paragraph-properties>
      <style:text-properties fo:font-size="10pt" fo:font-style="normal" fo:font-weight="normal" style:font-size-asian="8.75pt" style:font-style-asian="normal" style:font-weight-asian="normal" style:font-size-complex="10pt" style:font-style-complex="normal" style:font-weight-complex="normal"/>
    </style:style>
    <style:style style:name="P7" style:family="paragraph" style:parent-style-name="Standard">
      <style:paragraph-properties fo:margin-left="0in" fo:margin-right="0in" fo:text-indent="0.2811in" style:auto-text-indent="false"/>
      <style:text-properties fo:font-size="10pt" style:font-size-asian="8.75pt" style:font-size-complex="10pt"/>
    </style:style>
    <style:style style:name="P8" style:family="paragraph" style:parent-style-name="Standard">
      <style:paragraph-properties fo:margin-left="0in" fo:margin-right="0in" fo:text-indent="0.2736in" style:auto-text-indent="false"/>
    </style:style>
    <style:style style:name="P9" style:family="paragraph" style:parent-style-name="Standard">
      <style:paragraph-properties fo:margin-left="0in" fo:margin-right="0in" fo:text-indent="0.2736in" style:auto-text-indent="false"/>
      <style:text-properties fo:font-size="10pt" style:font-size-asian="8.75pt" style:font-size-complex="10pt"/>
    </style:style>
    <style:style style:name="P10" style:family="paragraph" style:parent-style-name="Standard">
      <style:paragraph-properties fo:margin-left="0in" fo:margin-right="0in" fo:text-indent="0.2583in" style:auto-text-indent="false">
        <style:tab-stops>
          <style:tab-stop style:position="0.2429in"/>
        </style:tab-stops>
      </style:paragraph-properties>
      <style:text-properties fo:font-size="10pt" style:font-size-asian="8.75pt" style:font-size-complex="10pt"/>
    </style:style>
    <style:style style:name="P11" style:family="paragraph" style:parent-style-name="Standard">
      <style:paragraph-properties fo:margin-left="0in" fo:margin-right="0in" fo:text-indent="0.2661in" style:auto-text-indent="false"/>
      <style:text-properties fo:font-size="10pt" style:font-size-asian="8.75pt" style:font-size-complex="10pt"/>
    </style:style>
    <style:style style:name="P12" style:family="paragraph" style:parent-style-name="Standard">
      <style:paragraph-properties fo:margin-left="0in" fo:margin-right="0in" fo:text-indent="0.2965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in" fo:margin-right="0in" fo:text-indent="0.289in" style:auto-text-indent="false">
        <style:tab-stops>
          <style:tab-stop style:position="0in"/>
        </style:tab-stops>
      </style:paragraph-properties>
      <style:text-properties fo:font-size="10pt" fo:font-style="normal" fo:font-weight="normal" style:font-size-asian="8.75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indent="0.289in" style:auto-text-indent="false">
        <style:tab-stops>
          <style:tab-stop style:position="0in"/>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Table_20_Contents">
      <style:text-properties fo:font-size="10pt" style:font-size-asian="8.75pt" style:font-size-complex="10pt"/>
    </style:style>
    <style:style style:name="P16" style:family="paragraph" style:parent-style-name="Table_20_Contents">
      <style:paragraph-properties fo:text-align="center" style:justify-single-word="false"/>
      <style:text-properties fo:font-size="10pt" style:font-size-asian="8.75pt" style:font-size-complex="10pt"/>
    </style:style>
    <style:style style:name="P17" style:family="paragraph" style:parent-style-name="Table_20_Contents">
      <style:text-properties fo:font-size="10pt" style:font-size-asian="10pt" style:font-size-complex="10pt"/>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fo:font-style="italic" style:font-size-asian="10pt" style:font-style-asian="italic" style:font-size-complex="10pt" style:font-style-complex="italic"/>
    </style:style>
    <style:style style:name="P22"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3"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24" style:family="paragraph" style:parent-style-name="Table_20_Contents">
      <style:text-properties fo:font-size="8pt" style:font-size-asian="8pt" style:font-size-complex="8pt"/>
    </style:style>
    <style:style style:name="P25" style:family="paragraph" style:parent-style-name="Standard">
      <style:paragraph-properties fo:margin-left="0in" fo:margin-right="0in" fo:text-indent="0.2736in" style:auto-text-indent="false"/>
      <style:text-properties fo:font-size="10pt" fo:font-style="italic" style:font-size-asian="8.75pt" style:font-style-asian="italic" style:font-size-complex="10pt" style:font-style-complex="italic"/>
    </style:style>
    <style:style style:name="P26" style:family="paragraph" style:parent-style-name="Standard">
      <style:paragraph-properties fo:margin-left="0in" fo:margin-right="0in" fo:text-indent="0.2736in" style:auto-text-indent="false"/>
      <style:text-properties fo:font-size="10pt" fo:font-style="normal" style:font-size-asian="8.75pt" style:font-style-asian="normal" style:font-size-complex="10pt" style:font-style-complex="normal"/>
    </style:style>
    <style:style style:name="P27" style:family="paragraph" style:parent-style-name="Standard">
      <style:text-properties fo:font-size="10pt" fo:font-style="normal" style:font-size-asian="8.75pt" style:font-style-asian="normal" style:font-size-complex="10pt" style:font-style-complex="normal"/>
    </style:style>
    <style:style style:name="P28" style:family="paragraph" style:parent-style-name="Standard" style:list-style-name="L1">
      <style:text-properties fo:font-size="10pt" fo:font-style="normal" style:font-size-asian="8.75pt" style:font-style-asian="normal" style:font-size-complex="10pt" style:font-style-complex="normal"/>
    </style:style>
    <style:style style:name="P29" style:family="paragraph" style:parent-style-name="Standard" style:list-style-name="L1">
      <style:text-properties fo:font-size="10pt" fo:font-style="normal" style:font-size-asian="8.75pt" style:font-style-asian="normal" style:font-size-complex="10pt" style:font-style-complex="normal"/>
    </style:style>
    <style:style style:name="P30" style:family="paragraph" style:parent-style-name="Standard" style:list-style-name="L3">
      <style:text-properties fo:font-size="10pt" fo:font-style="normal" style:font-size-asian="8.75pt" style:font-style-asian="normal" style:font-size-complex="10pt" style:font-style-complex="normal"/>
    </style:style>
    <style:style style:name="P31" style:family="paragraph" style:parent-style-name="Standard">
      <style:text-properties fo:font-size="10pt" fo:font-style="normal" fo:font-weight="normal" style:font-size-asian="8.75pt" style:font-style-asian="normal" style:font-weight-asian="normal" style:font-size-complex="10pt" style:font-style-complex="normal" style:font-weight-complex="normal"/>
    </style:style>
    <style:style style:name="P32" style:family="paragraph" style:parent-style-name="Standard" style:list-style-name="L3">
      <style:text-properties fo:font-size="10pt" fo:font-style="normal" fo:font-weight="bold" style:font-size-asian="8.75pt" style:font-style-asian="normal" style:font-weight-asian="bold" style:font-size-complex="10pt" style:font-style-complex="normal" style:font-weight-complex="bold"/>
    </style:style>
    <style:style style:name="P33" style:family="paragraph" style:parent-style-name="Standard" style:list-style-name="L1">
      <style:text-properties fo:font-size="10pt" style:font-size-asian="8.75pt" style:font-size-complex="10pt"/>
    </style:style>
    <style:style style:name="P34" style:family="paragraph" style:parent-style-name="Standard" style:list-style-name="L1">
      <style:text-properties fo:font-size="10pt" style:font-size-asian="8.75pt" style:font-size-complex="10pt"/>
    </style:style>
    <style:style style:name="P35" style:family="paragraph" style:parent-style-name="Standard" style:list-style-name="L1">
      <style:text-properties fo:font-size="10pt" style:font-size-asian="8.75pt" style:font-size-complex="10pt"/>
    </style:style>
    <style:style style:name="P36" style:family="paragraph" style:parent-style-name="Standard" style:list-style-name="L2">
      <style:text-properties fo:font-size="10pt" style:font-size-asian="8.75pt" style:font-size-complex="10pt"/>
    </style:style>
    <style:style style:name="P37" style:family="paragraph" style:parent-style-name="Standard" style:list-style-name="L2">
      <style:text-properties fo:font-size="10pt" style:font-size-asian="8.75pt" style:font-size-complex="10pt"/>
    </style:style>
    <style:style style:name="P38" style:family="paragraph" style:parent-style-name="Standard" style:list-style-name="L2">
      <style:text-properties fo:font-size="10pt" style:font-size-asian="8.75pt" style:font-size-complex="10pt"/>
    </style:style>
    <style:style style:name="P39" style:family="paragraph" style:parent-style-name="Standard">
      <style:text-properties fo:font-size="10pt" fo:font-style="italic" fo:font-weight="normal" style:font-size-asian="8.75pt" style:font-style-asian="italic" style:font-weight-asian="normal" style:font-size-complex="10pt" style:font-style-complex="italic" style:font-weight-complex="normal"/>
    </style:style>
    <style:style style:name="P40" style:family="paragraph" style:parent-style-name="Standard">
      <style:text-properties fo:font-size="10pt" fo:font-weight="normal" style:font-size-asian="8.75pt" style:font-weight-asian="normal" style:font-size-complex="10pt" style:font-weight-complex="normal"/>
    </style:style>
    <style:style style:name="P41" style:family="paragraph" style:parent-style-name="Table_20_Contents">
      <style:paragraph-properties fo:text-align="center"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size="10pt" fo:font-style="normal" style:font-size-asian="8.75pt" style:font-style-asian="normal" style:font-size-complex="10pt" style:font-style-complex="normal"/>
    </style:style>
    <style:style style:name="T8" style:family="text">
      <style:text-properties fo:font-size="10pt" fo:font-style="italic" style:font-size-asian="8.75pt" style:font-style-asian="italic" style:font-size-complex="10pt"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prefix="(" style:num-suffix=")" style:num-format="1" text:start-value="2">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le System Documentation</text:p>
      <text:p text:style-name="P8"/>
      <text:p text:style-name="P8"/>
      <text:p text:style-name="P8">DataBase</text:p>
      <text:p text:style-name="P8"/>
      <text:p text:style-name="P9">The basic DataBase for the File system consists on two tables, <text:span text:style-name="T1">properties</text:span><text:span text:style-name="T2"> and </text:span><text:span text:style-name="T1">children. </text:span></text:p>
      <text:p text:style-name="P25"/>
      <text:p text:style-name="P8"><text:span text:style-name="T7">The </text:span><text:span text:style-name="T8">properties </text:span><text:span text:style-name="T7">table, as the name indicates will contain the properties for each element of the File System. </text:span></text:p>
      <text:p text:style-name="P26">Below is an example of an entry of the table. </text:p>
      <text:p text:style-name="P27"/>
      <text:p text:style-name="P1">Table <text:span text:style-name="T1">properties</text:span></text:p>
      <table:table table:name="Table1" table:style-name="Table1">
        <table:table-column table:style-name="Table1.A"/>
        <table:table-column table:style-name="Table1.B"/>
        <table:table-column table:style-name="Table1.C"/>
        <table:table-row>
          <table:table-cell table:style-name="Table1.A1" office:value-type="string">
            <text:p text:style-name="P16">p_uri</text:p>
          </table:table-cell>
          <table:table-cell table:style-name="Table1.A1" office:value-type="string">
            <text:p text:style-name="P16">p_type</text:p>
          </table:table-cell>
          <table:table-cell table:style-name="Table1.C1" office:value-type="string">
            <text:p text:style-name="P16">p_xml</text:p>
          </table:table-cell>
        </table:table-row>
        <table:table-row>
          <table:table-cell table:style-name="Table1.A2" office:value-type="string">
            <text:p text:style-name="P17"/>
            <text:p text:style-name="P17"/>
            <text:p text:style-name="P17"/>
            <text:p text:style-name="P17">/domain/rabobank/user/videoadmin/video/2/rawvideo/2</text:p>
          </table:table-cell>
          <table:table-cell table:style-name="Table1.A2" office:value-type="string">
            <text:p text:style-name="P15"/>
            <text:p text:style-name="P15"/>
            <text:p text:style-name="P15"/>
            <text:p text:style-name="P15">rawvideo</text:p>
          </table:table-cell>
          <table:table-cell table:style-name="Table1.C2" office:value-type="string">
            <text:p text:style-name="P24">&lt;fsxml&gt; </text:p>
            <text:p text:style-name="P24"><text:s text:c="4"/>&lt;properties&gt; <text:s text:c="23"/></text:p>
            <text:p text:style-name="P24"><text:s text:c="8"/>&lt;state&gt;done&lt;/state&gt;</text:p>
            <text:p text:style-name="P24"><text:s text:c="7"/>&lt;format&gt;Flash 7&lt;/format&gt; <text:s/></text:p>
            <text:p text:style-name="P24"><text:s text:c="7"/>&lt;extention&gt;flv&lt;/extention&gt; <text:s text:c="24"/></text:p>
            <text:p text:style-name="P24"><text:s text:c="7"/>&lt;encoding-date&gt;12 Dec 2007 20:48:56 GMT&lt;/encoding-date&gt; <text:s text:c="26"/></text:p>
            <text:p text:style-name="P24"><text:s text:c="7"/>&lt;original&gt;false&lt;/original&gt; <text:s text:c="23"/></text:p>
            <text:p text:style-name="P24"><text:s text:c="7"/>&lt;duration units="ms"&gt;2495007&lt;/duration&gt; <text:s text:c="23"/></text:p>
            <text:p text:style-name="P24"><text:s text:c="7"/>&lt;filesize units="bytes"&gt;666613523&lt;/filesize&gt; <text:s text:c="24"/></text:p>
            <text:p text:style-name="P24"><text:s text:c="7"/>&lt;bitrate units="bits/sec"&gt;750000&lt;/bitrate&gt; <text:s text:c="24"/></text:p>
            <text:p text:style-name="P24"><text:s text:c="7"/>&lt;framerate units="frames/sec"&gt;25&lt;/framerate&gt; <text:s text:c="23"/></text:p>
            <text:p text:style-name="P24"><text:s text:c="7"/>&lt;keyframerate units="keyframes/sec"&gt;5.0&lt;/keyframerate&gt; <text:s text:c="23"/></text:p>
            <text:p text:style-name="P24"><text:s text:c="7"/>&lt;videoframes&gt;62375&lt;/videoframes&gt; <text:s text:c="23"/></text:p>
            <text:p text:style-name="P24"><text:s text:c="7"/>&lt;keyframes&gt;12511&lt;/keyframes&gt; <text:s text:c="23"/></text:p>
            <text:p text:style-name="P24"><text:s text:c="7"/>&lt;keyframeindex&gt;true&lt;/keyframeindex&gt; <text:s text:c="15"/></text:p>
            <text:p text:style-name="P24"><text:s text:c="3"/>&lt;/properties&gt;</text:p>
            <text:p text:style-name="P24">&lt;/fsxml&gt;</text:p>
          </table:table-cell>
        </table:table-row>
      </table:table>
      <text:p text:style-name="P2"/>
      <text:p text:style-name="P2">p_uri – <text:span text:style-name="T2">The uri of the element</text:span></text:p>
      <text:p text:style-name="P2">p_type – <text:span text:style-name="T2">The element's type. It can be video, rawvideo, presentation, settings, etc.</text:span></text:p>
      <text:p text:style-name="P2">p_xml – <text:span text:style-name="T2">The XML properties file </text:span></text:p>
      <text:p text:style-name="P1"/>
      <text:p text:style-name="P1"/>
      <text:p text:style-name="P10"/>
      <text:p text:style-name="P10">The <text:span text:style-name="T1">children </text:span><text:span text:style-name="T2">table will contain the information regarding children or refer uri's for each uri. This might mean a direct children like video -&gt;rawvideo or a resource refering to a video file located outside of the file system.</text:span></text:p>
      <text:p text:style-name="P1"/>
      <text:p text:style-name="P1">Table <text:span text:style-name="T1">childre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c_uri</text:p>
          </table:table-cell>
          <table:table-cell table:style-name="Table2.A1" office:value-type="string">
            <text:p text:style-name="P15">c_id</text:p>
          </table:table-cell>
          <table:table-cell table:style-name="Table2.A1" office:value-type="string">
            <text:p text:style-name="P15">c_type</text:p>
          </table:table-cell>
          <table:table-cell table:style-name="Table2.D1" office:value-type="string">
            <text:p text:style-name="P15">c_refer_uri</text:p>
          </table:table-cell>
        </table:table-row>
        <table:table-row>
          <table:table-cell table:style-name="Table2.A2" office:value-type="string">
            <text:p text:style-name="P15">/domain/rabobank/user/videoadmin/video/1</text:p>
          </table:table-cell>
          <table:table-cell table:style-name="Table2.A2" office:value-type="string">
            <text:p text:style-name="P15">1</text:p>
          </table:table-cell>
          <table:table-cell table:style-name="Table2.A2" office:value-type="string">
            <text:p text:style-name="P15">rawvideo</text:p>
          </table:table-cell>
          <table:table-cell table:style-name="Table2.D2" office:value-type="string">
            <text:p text:style-name="P15">/domain/rabobank/user/videoadmin/video/1/rawvideo/1</text:p>
          </table:table-cell>
        </table:table-row>
      </table:table>
      <text:p text:style-name="P1"/>
      <text:p text:style-name="P1"><text:span text:style-name="T1">c_uri</text:span> – The parent's uri</text:p>
      <text:p text:style-name="P1"><text:span text:style-name="T1">c_id</text:span> – The child's id</text:p>
      <text:p text:style-name="P1"><text:span text:style-name="T1">c_type</text:span> – The child's type</text:p>
      <text:p text:style-name="P1"><text:span text:style-name="T1">c_refer_uri</text:span> – The child's uri</text:p>
      <text:p text:style-name="Standard"/>
      <text:p text:style-name="Standard">DB Settings:</text:p>
      <text:p text:style-name="Standard"/>
      <text:p text:style-name="P1">Host: 10.88.8.229 (C1)</text:p>
      <text:p text:style-name="P1">User: webtv2smithers</text:p>
      <text:p text:style-name="P1">Pass: 476uBRT%^g44d</text:p>
      <text:p text:style-name="P1">DB name: smithers </text:p>
      <text:p text:style-name="P1"/>
      <text:p text:style-name="P1"><text:soft-page-break/></text:p>
      <text:p text:style-name="P7">The File System will be organized according to the following structure:</text:p>
      <text:p text:style-name="P7">/domain/{domain}/user/{user}/....</text:p>
      <text:p text:style-name="P7"/>
      <text:p text:style-name="P7">In order to perform CRUD operations in the properties for each element, the allowed REST requests are specified in the following table:</text:p>
      <text:p text:style-name="P1"/>
      <text:p text:style-name="P1"/>
      <text:p text:style-name="P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
          </table:table-cell>
          <table:table-cell table:style-name="Table3.A1" office:value-type="string">
            <text:p text:style-name="P20"/>
            <text:p text:style-name="P41">uri</text:p>
            <text:p text:style-name="P17">(1)</text:p>
          </table:table-cell>
          <table:table-cell table:style-name="Table3.A1" office:value-type="string">
            <text:p text:style-name="P20"/>
            <text:p text:style-name="P41">uri/properties/{property}</text:p>
            <text:p text:style-name="P18">(2)</text:p>
            <text:p text:style-name="P18"/>
          </table:table-cell>
          <table:table-cell table:style-name="Table3.D1" office:value-type="string">
            <text:p text:style-name="P20"/>
            <text:p text:style-name="P41">uri/properties</text:p>
            <text:p text:style-name="P17">(3)</text:p>
          </table:table-cell>
        </table:table-row>
        <table:table-row>
          <table:table-cell table:style-name="Table3.A2" office:value-type="string">
            <text:p text:style-name="P20"/>
            <text:p text:style-name="P20"/>
            <text:p text:style-name="P20">PUT</text:p>
            <text:p text:style-name="P20"/>
          </table:table-cell>
          <table:table-cell table:style-name="Table3.A2" office:value-type="string">
            <text:p text:style-name="P17"/>
            <text:p text:style-name="P19"/>
            <text:p text:style-name="P19">illegal method</text:p>
          </table:table-cell>
          <table:table-cell table:style-name="Table3.A2" office:value-type="string">
            <text:p text:style-name="P19">String value</text:p>
            <text:p text:style-name="P19"/>
            <text:p text:style-name="P19"/>
            <text:p text:style-name="P19">change {property} to <text:span text:style-name="T1">value</text:span></text:p>
            <text:p text:style-name="P21"/>
          </table:table-cell>
          <table:table-cell table:style-name="Table3.D2" office:value-type="string">
            <text:p text:style-name="P19">XML property file</text:p>
            <text:p text:style-name="P19"/>
            <text:p text:style-name="P19"/>
            <text:p text:style-name="P19">if <text:span text:style-name="T1">uri</text:span> exists -&gt; update</text:p>
            <text:p text:style-name="P19"><text:s text:c="3"/>else -&gt; error</text:p>
            <text:p text:style-name="P19"/>
          </table:table-cell>
        </table:table-row>
        <table:table-row>
          <table:table-cell table:style-name="Table3.A2" office:value-type="string">
            <text:p text:style-name="P20"/>
            <text:p text:style-name="P20"/>
            <text:p text:style-name="P20">POST</text:p>
            <text:p text:style-name="P20"/>
          </table:table-cell>
          <table:table-cell table:style-name="Table3.A2" office:value-type="string">
            <text:p text:style-name="P17"/>
            <text:p text:style-name="P17"/>
            <text:p text:style-name="P19">illegal method</text:p>
          </table:table-cell>
          <table:table-cell table:style-name="Table3.A2" office:value-type="string">
            <text:p text:style-name="P19">String value</text:p>
            <text:p text:style-name="P19"/>
            <text:p text:style-name="P20"/>
            <text:p text:style-name="P19"><text:s/>add new {property}</text:p>
            <text:p text:style-name="P19"/>
          </table:table-cell>
          <table:table-cell table:style-name="Table3.D2" office:value-type="string">
            <text:p text:style-name="P19">XML property file</text:p>
            <text:p text:style-name="P19"/>
            <text:p text:style-name="P19">if <text:span text:style-name="T1">uri</text:span><text:span text:style-name="T2"> exists -&gt; error</text:span></text:p>
            <text:p text:style-name="P23"><text:s text:c="3"/>else -&gt; create</text:p>
          </table:table-cell>
        </table:table-row>
        <table:table-row>
          <table:table-cell table:style-name="Table3.A2" office:value-type="string">
            <text:p text:style-name="P20"/>
            <text:p text:style-name="P20"/>
            <text:p text:style-name="P20">GET</text:p>
            <text:p text:style-name="P20"/>
            <text:p text:style-name="P20"/>
          </table:table-cell>
          <table:table-cell table:style-name="Table3.A2" office:value-type="string">
            <text:p text:style-name="P19"/>
            <text:p text:style-name="P19">get properties of <text:span text:style-name="T1">uri</text:span><text:span text:style-name="T2"> and children</text:span></text:p>
          </table:table-cell>
          <table:table-cell table:style-name="Table3.A2" office:value-type="string">
            <text:p text:style-name="P19"/>
            <text:p text:style-name="P19">get value of {property}</text:p>
          </table:table-cell>
          <table:table-cell table:style-name="Table3.D2" office:value-type="string">
            <text:p text:style-name="P19"/>
            <text:p text:style-name="P19">get properties of <text:span text:style-name="T1">uri</text:span><text:span text:style-name="T2"> but not of children</text:span></text:p>
          </table:table-cell>
        </table:table-row>
        <table:table-row>
          <table:table-cell table:style-name="Table3.A2" office:value-type="string">
            <text:p text:style-name="P20"/>
            <text:p text:style-name="P20"/>
            <text:p text:style-name="P20">DELETE</text:p>
            <text:p text:style-name="P20"/>
            <text:p text:style-name="P20"/>
          </table:table-cell>
          <table:table-cell table:style-name="Table3.A2" office:value-type="string">
            <text:p text:style-name="P19"/>
            <text:p text:style-name="P19">- remove properties of <text:span text:style-name="T1">uri</text:span></text:p>
            <text:p text:style-name="P22"/>
            <text:p text:style-name="P23">- remove from children where refer_uri is <text:span text:style-name="T1">uri</text:span></text:p>
            <text:p text:style-name="P22"/>
          </table:table-cell>
          <table:table-cell table:style-name="Table3.A2" office:value-type="string">
            <text:p text:style-name="P19"/>
            <text:p text:style-name="P19"/>
            <text:p text:style-name="P19">illegal uri for this method</text:p>
          </table:table-cell>
          <table:table-cell table:style-name="Table3.D2" office:value-type="string">
            <text:p text:style-name="P19"/>
            <text:p text:style-name="P19"/>
            <text:p text:style-name="P19">illegal uri for this method</text:p>
          </table:table-cell>
        </table:table-row>
      </table:table>
      <text:p text:style-name="Standard"/>
      <text:p text:style-name="Standard"/>
      <text:p text:style-name="P1">Up until now, 3 types of uri's are considered in the FS. </text:p>
      <text:p text:style-name="P1"/>
      <text:list text:style-name="L1">
        <text:list-item>
          <text:p text:style-name="P33"><text:span text:style-name="T10">clean uri</text:span> – This uri will be of the type /domain/{domain}/etc.. not containing the word <text:span text:style-name="T1">properties</text:span><text:span text:style-name="T2"> in it. <text:line-break/>e.g. /domain/noterik/user/levi/video/1<text:line-break/></text:span></text:p>
        </text:list-item>
        <text:list-item>
          <text:p text:style-name="P33"><text:span text:style-name="T5">uri/properties/{property}</text:span><text:span text:style-name="T2"> – This uri refers to a property in particular inside the properties file of the uri.</text:span></text:p>
          <text:p text:style-name="P28">e.g. /domain/noterik/user/levi/video/1/rawvideo/2/properties/status<text:line-break/></text:p>
        </text:list-item>
        <text:list-item>
          <text:p text:style-name="P33"><text:span text:style-name="T5">uri/properties</text:span><text:span text:style-name="T2"> – This uri refers to the properties file of the uri.</text:span></text:p>
          <text:p text:style-name="P28">e.g. /domain/noterik/user/levi/video/1/rawvideo/2/properties</text:p>
        </text:list-item>
      </text:list>
      <text:p text:style-name="Standard"/>
      <text:p text:style-name="P1"/>
      <text:p text:style-name="P1"/>
      <text:p text:style-name="P1"/>
      <text:p text:style-name="P11"><text:soft-page-break/>REST requests for each uri.</text:p>
      <text:list text:style-name="L2">
        <text:list-header>
          <text:p text:style-name="P36"/>
          <text:p text:style-name="P36"><text:span text:style-name="T6">(1) - </text:span><text:span text:style-name="T10">clean uri</text:span><text:span text:style-name="T9">.</text:span></text:p>
          <text:p text:style-name="P36">e.g. <text:span text:style-name="T2">/domain/noterik/user/levi/video/1</text:span></text:p>
        </text:list-header>
      </text:list>
      <text:p text:style-name="P27"/>
      <text:p text:style-name="P1"><text:span text:style-name="T2"><text:tab/></text:span><text:span text:style-name="T3">PUT</text:span><text:span text:style-name="T2">: </text:span></text:p>
      <text:p text:style-name="P27"><text:tab/><text:tab/>This request is not allowed for this type of uri.</text:p>
      <text:p text:style-name="P27"><text:tab/></text:p>
      <text:p text:style-name="P1"><text:span text:style-name="T2"><text:tab/></text:span><text:span text:style-name="T3">POST</text:span><text:span text:style-name="T2">: </text:span></text:p>
      <text:p text:style-name="P27"><text:tab/><text:tab/>This request is not allowed for this type of uri.</text:p>
      <text:p text:style-name="P27"><text:tab/></text:p>
      <text:p text:style-name="P1"><text:span text:style-name="T2"><text:tab/></text:span><text:span text:style-name="T3">GET</text:span><text:span text:style-name="T2">:</text:span></text:p>
      <text:p text:style-name="P1"><text:span text:style-name="T2"><text:tab/><text:tab/>This request will get the properties of </text:span><text:span text:style-name="T1">uri</text:span><text:span text:style-name="T2"> and children.</text:span></text:p>
      <text:p text:style-name="P27"><text:tab/><text:tab/>Returns: XML file</text:p>
      <text:p text:style-name="P27"><text:tab/></text:p>
      <text:p text:style-name="P1"><text:span text:style-name="T2"><text:tab/></text:span><text:span text:style-name="T3">DELETE</text:span><text:span text:style-name="T2">:</text:span></text:p>
      <text:p text:style-name="P1"><text:span text:style-name="T2"><text:tab/><text:tab/>It removes the properties of </text:span><text:span text:style-name="T1">uri</text:span><text:span text:style-name="T2"> from the </text:span><text:span text:style-name="T1">properties</text:span><text:span text:style-name="T2"> table and also the entries in the <text:tab/><text:tab/><text:tab/></text:span><text:span text:style-name="T1">children </text:span><text:span text:style-name="T2">table where </text:span><text:span text:style-name="T1">refer_uri</text:span><text:span text:style-name="T2"> is </text:span><text:span text:style-name="T1">uri.</text:span></text:p>
      <text:list text:style-name="L3">
        <text:list-header>
          <text:p text:style-name="P30"><text:tab/></text:p>
          <text:p text:style-name="P32">(2) – <text:span text:style-name="T9">uri/properties/{property}</text:span></text:p>
        </text:list-header>
      </text:list>
      <text:p text:style-name="P27"><text:tab/>e.g. /domain/noterik/user/levi/video/1/rawvideo/2/properties/status</text:p>
      <text:p text:style-name="P27"/>
      <text:p text:style-name="P1"><text:span text:style-name="T2"><text:tab/></text:span><text:span text:style-name="T3">PUT</text:span><text:span text:style-name="T2">:</text:span></text:p>
      <text:p text:style-name="P27"><text:tab/><text:tab/>Changes the specified property to the value passed as parameter</text:p>
      <text:p text:style-name="P27"><text:tab/><text:tab/>Arguments: String value</text:p>
      <text:p text:style-name="P27"/>
      <text:p text:style-name="P1"><text:span text:style-name="T2"><text:tab/></text:span><text:span text:style-name="T3">POST</text:span><text:span text:style-name="T2">:</text:span></text:p>
      <text:p text:style-name="P1"><text:span text:style-name="T2"><text:tab/><text:tab/>Adds a new property to the properties file of the specified </text:span><text:span text:style-name="T1">uri</text:span><text:span text:style-name="T2">. If the properties file <text:tab/><text:tab/><text:tab/>does not exist, a default one will be created containing only the specified property.</text:span></text:p>
      <text:p text:style-name="P27"><text:tab/><text:tab/>Arguments: String value</text:p>
      <text:p text:style-name="P27"/>
      <text:p text:style-name="P1"><text:span text:style-name="T2"><text:tab/></text:span><text:span text:style-name="T3">GET:</text:span><text:span text:style-name="T4"> </text:span></text:p>
      <text:p text:style-name="P31"><text:tab/><text:tab/>Gets the value of the specified property.</text:p>
      <text:p text:style-name="P31"><text:tab/><text:tab/>Returns: XML file</text:p>
      <text:p text:style-name="P31"/>
      <text:p text:style-name="P1"><text:span text:style-name="T4"><text:tab/></text:span><text:span text:style-name="T3">DELETE:</text:span></text:p>
      <text:p text:style-name="P31"><text:tab/><text:tab/>This request is not allowed for this type of uri.</text:p>
      <text:p text:style-name="P31"/>
      <text:p text:style-name="P31"><text:tab/><text:span text:style-name="T6">(3) – </text:span><text:span text:style-name="T10">uri/properties</text:span></text:p>
      <text:p text:style-name="P31"><text:tab/>e.g. /domain/noterik/user/levi/video/1/rawvideo/2/properties</text:p>
      <text:p text:style-name="P31"/>
      <text:p text:style-name="P3"><text:span text:style-name="T2"><text:tab/></text:span><text:span text:style-name="T3">PUT:</text:span><text:span text:style-name="T2"> </text:span></text:p>
      <text:p text:style-name="P3"><text:span text:style-name="T2"><text:tab/><text:tab/>This request will set the update property file for this specific </text:span><text:span text:style-name="T1">uri</text:span><text:span text:style-name="T2">. If the property exists, <text:tab/><text:tab/>it will be replaced, if not, an error will be returned.</text:span></text:p>
      <text:p text:style-name="P31"><text:tab/><text:tab/>Arguments: XML properties file.</text:p>
      <text:p text:style-name="P31"/>
      <text:p text:style-name="P3"><text:span text:style-name="T2"><text:tab/></text:span><text:span text:style-name="T3">POST:</text:span><text:span text:style-name="T2"> </text:span></text:p>
      <text:p text:style-name="P3"><text:span text:style-name="T2"><text:tab/><text:tab/>This request will create the properties file for the specified </text:span><text:span text:style-name="T1">uri</text:span><text:span text:style-name="T2">. If the file already </text:span></text:p>
      <text:p text:style-name="P31"><text:tab/><text:tab/>exists in the Data Base an error will be returned, otherwise the properties will be set. </text:p>
      <text:p text:style-name="P3"><text:span text:style-name="T2"><text:tab/><text:tab/>This request also sets an entry in the </text:span><text:span text:style-name="T1">children</text:span><text:span text:style-name="T2"> table for this </text:span><text:span text:style-name="T1">uri</text:span><text:span text:style-name="T2"> and it's direct parent.</text:span></text:p>
      <text:p text:style-name="P31"><text:tab/><text:tab/>Argument: XML properties file.</text:p>
      <text:p text:style-name="P31"/>
      <text:p text:style-name="P3"><text:span text:style-name="T2"><text:tab/></text:span><text:span text:style-name="T3">GET:</text:span></text:p>
      <text:p text:style-name="P3"><text:span text:style-name="T2"><text:tab/><text:tab/>This request will get the properties of the current </text:span><text:span text:style-name="T1">uri</text:span><text:span text:style-name="T2"> but not of the children.</text:span></text:p>
      <text:p text:style-name="P3"><text:span text:style-name="T2"><text:tab/><text:tab/>Returns: XML file.<text:tab/><text:tab/></text:span></text:p>
      <text:p text:style-name="P3"><text:span text:style-name="T2"/></text:p>
      <text:p text:style-name="P3"><text:span text:style-name="T3"><text:tab/>DELETE</text:span><text:span text:style-name="T2">: </text:span></text:p>
      <text:p text:style-name="P3"><text:span text:style-name="T2"><text:tab/><text:tab/>This method is illegal for this </text:span><text:span text:style-name="T1">uri.</text:span></text:p>
      <text:p text:style-name="P39"><text:soft-page-break/></text:p>
      <text:p text:style-name="P39"/>
      <text:p text:style-name="P39"/>
      <text:p text:style-name="P39"/>
      <text:p text:style-name="P12">Cache</text:p>
      <text:p text:style-name="P4"/>
      <text:p text:style-name="P6">The File System is using for now 2 caches. One for the properties and one for the children. This will decrease the number of accesses to the Data Base. </text:p>
      <text:p text:style-name="P6">Every time an access need to be performed, the retrieved data will be added to the cache, for later use. When requesting for data, the system will first check if the desired data is already in cache before accessing the data base. </text:p>
      <text:p text:style-name="P6">The cache is cleared every time the data is changed, so it keeps consistent with the data base.</text:p>
      <text:p text:style-name="P6"/>
      <text:p text:style-name="P5"/>
      <text:p text:style-name="P14">Deploy</text:p>
      <text:p text:style-name="P13"/>
      <text:p text:style-name="P13">The <text:span text:style-name="T1">WebContent/conf/</text:span>config.xml file contains configuration values for the data base to use. When deploying on C1, make sure the correct DataBase is selected.</text:p>
      <text:p text:style-name="P13">Then just deploy the <text:span text:style-name="T1">.war</text:span> file in Tomca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levi</meta:initial-creator>
    <meta:creation-date>2008-04-08T11:06:32</meta:creation-date>
    <dc:creator>levi</dc:creator>
    <dc:date>2008-04-08T14:33:32</dc:date>
    <meta:printed-by>levi</meta:printed-by>
    <meta:print-date>2008-04-08T12:31:47</meta:print-date>
    <meta:editing-cycles>10</meta:editing-cycles>
    <meta:editing-duration>PT2H52M55S</meta:editing-duration>
    <meta:user-defined meta:name="Info 1"/>
    <meta:user-defined meta:name="Info 2"/>
    <meta:user-defined meta:name="Info 3"/>
    <meta:user-defined meta:name="Info 4"/>
    <meta:document-statistic meta:table-count="3" meta:image-count="0" meta:object-count="0" meta:page-count="4" meta:paragraph-count="139" meta:word-count="872" meta:character-count="5591"/>
  </office:meta>
</office:document-meta>
</file>